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fo:background-color="#FFFF00"/>
      <style:text-properties fo:color="#000000"/>
    </style:style>
    <style:style style:name="ce5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20.293541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Mode alim</text:p>
          </table:table-cell>
          <table:table-cell office:value-type="string" table:style-name="ce2">
            <text:p>APPEND -&gt; INSERT-</text:p>
          </table:table-cell>
          <table:table-cell office:value-type="string" table:style-name="ce3">
            <text:p>DELETE + INSERT</text:p>
          </table:table-cell>
          <table:table-cell office:value-type="string" table:style-name="ce2">
            <text:p>UPSERT</text:p>
          </table:table-cell>
          <table:table-cell office:value-type="string" table:style-name="ce2">
            <text:p>DELTAINSERT</text:p>
          </table:table-cell>
          <table:table-cell office:value-type="string" table:style-name="ce2">
            <text:p>DELTA HISTORISE</text:p>
          </table:table-cell>
          <table:table-cell office:value-type="string" table:style-name="ce1">
            <text:p>Commentaire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R_ROO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X</text:p>
          </table:table-cell>
          <table:table-cell office:value-type="string" table:style-name="ce1">
            <text:p>-</text:p>
          </table:table-cell>
          <table:table-cell office:value-type="string" table:style-name="ce1">
            <text:p>?</text:p>
          </table:table-cell>
          <table:table-cell office:value-type="string" table:style-name="ce1">
            <text:p>Les données changent peu (sauf tarif journalier et exec id). On ne cherche pas à historiser le tarif journali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O_TRE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s id de traitements sont différents d’un jour sur l’autre donc le upsert n’a pas de sen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R_PAR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On considère pour le moment que la fonction d’un membre du personnel ne change pa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O_INDV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X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ate de mise à jour → upsert. Attention, patient en delta, personnel en FUL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O_STF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Update + delta historise : pour mettre à jour la date de fin, doit on changer la date de début ? Peut on faire un update dans un delta historisé ? Si oui delta, sinon upsert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O_TEL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O_ADD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O_CON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d consult formé à partir de la dat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R_MED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X</text:p>
          </table:table-cell>
          <table:table-cell office:value-type="string" table:style-name="ce1">
            <text:p>-</text:p>
          </table:table-cell>
          <table:table-cell office:value-type="string" table:style-name="ce1">
            <text:p>On suppose qu’une entreprise ne changera pas de nom. Pas besoin de update car tous les champs ne changerons pas pour un médicamen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O_HOS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En regardant les identifiants qu'on a dans les tables on remarque qu'il est dépendant de la date et que hosp_id = cons_id : cela signifie que il n'y a pas de mise à jour de données sur un identifiant</text:p>
          </table:table-cell>
          <table:table-cell table:number-columns-repeated="16377" table:style-name="ce1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628</meta:generator>
    <dc:creator>Nesrine SERRADJ</dc:creator>
    <meta:creation-date>2024-06-06T16:54:20Z</meta:creation-date>
    <dc:date>2024-06-14T14:37:45Z</dc:date>
    <meta:editing-cycles>10</meta:editing-cycles>
    <meta:editing-duration>PT1544S</meta:editing-duration>
  </office:meta>
</office:document-meta>
</file>